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EEEQO+Arial-BoldMT" svg:font-family="KEEEQO+Arial-Bold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font-name="KEEEQO+Arial-BoldMT" fo:font-size="12pt" style:font-name-asian="KEEEQO+Arial-BoldMT" style:font-size-asian="12pt" style:font-name-complex="KEEEQO+Arial-BoldM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0409251" text:style-name="L2">
        <text:list-item>
          <text:p text:style-name="P2">History &amp; Uses Of WordPress</text:p>
          <text:list>
            <text:list-item>
              <text:p text:style-name="P2">Invention of WordPress</text:p>
            </text:list-item>
            <text:list-item>
              <text:p text:style-name="P2">Open Source</text:p>
            </text:list-item>
            <text:list-item>
              <text:p text:style-name="P2">Community, +40 000 plugins</text:p>
            </text:list-item>
            <text:list-item>
              <text:p text:style-name="P2">PodCasting, Blogging, CMS</text:p>
            </text:list-item>
          </text:list>
        </text:list-item>
      </text:list>
      <text:p text:style-name="Standard"/>
      <text:list xml:id="list776837927" text:continue-numbering="true" text:style-name="L2">
        <text:list-item>
          <text:p text:style-name="P2">Installing WordPress</text:p>
          <text:list>
            <text:list-item>
              <text:p text:style-name="P2">Web Server &amp; Database</text:p>
            </text:list-item>
            <text:list-item>
              <text:p text:style-name="P2">Life of WordPress in the stack layer</text:p>
            </text:list-item>
            <text:list-item>
              <text:p text:style-name="P2">Downloading WordPress</text:p>
            </text:list-item>
            <text:list-item>
              <text:p text:style-name="P2">Install WordPress</text:p>
            </text:list-item>
            <text:list-item>
              <text:p text:style-name="P2">Upgrades</text:p>
            </text:list-item>
          </text:list>
        </text:list-item>
      </text:list>
      <text:p text:style-name="Standard"/>
      <text:list xml:id="list1177436062" text:continue-numbering="true" text:style-name="L2">
        <text:list-item>
          <text:p text:style-name="P2">WordPress Admin Panel</text:p>
          <text:p text:style-name="P2"/>
        </text:list-item>
        <text:list-item>
          <text:p text:style-name="P2">Installing and Customizing themes</text:p>
          <text:list>
            <text:list-item>
              <text:p text:style-name="P2">Downloading themes &amp; uploading</text:p>
            </text:list-item>
            <text:list-item>
              <text:p text:style-name="P2">Searching &amp; installing themes from wordpress</text:p>
            </text:list-item>
            <text:list-item>
              <text:p text:style-name="P2">Customizing themes</text:p>
              <text:p text:style-name="P2"><text:s/></text:p>
            </text:list-item>
          </text:list>
        </text:list-item>
        <text:list-item>
          <text:p text:style-name="P2">Creating Content</text:p>
          <text:list>
            <text:list-item>
              <text:p text:style-name="P2">Types of Content: Page, Post</text:p>
            </text:list-item>
            <text:list-item>
              <text:p text:style-name="P2">Using the Visual Editor</text:p>
            </text:list-item>
            <text:list-item>
              <text:p text:style-name="P2">Media Library</text:p>
            </text:list-item>
            <text:list-item>
              <text:p text:style-name="P2">Categorizing Content: Category &amp; Posts</text:p>
              <text:p text:style-name="P2"/>
            </text:list-item>
          </text:list>
        </text:list-item>
        <text:list-item>
          <text:p text:style-name="P2">Menu</text:p>
          <text:list>
            <text:list-item>
              <text:p text:style-name="P2">Creating Simple Menu</text:p>
            </text:list-item>
            <text:list-item>
              <text:p text:style-name="P2">Creating Hierarchical Menu</text:p>
              <text:p text:style-name="P2"/>
            </text:list-item>
          </text:list>
        </text:list-item>
        <text:list-item>
          <text:p text:style-name="P2">Plugins</text:p>
          <text:list>
            <text:list-item>
              <text:p text:style-name="P2">Uploading Plugins to WordPress</text:p>
            </text:list-item>
            <text:list-item>
              <text:p text:style-name="P2">Installing Plugins directly from WordPress</text:p>
            </text:list-item>
            <text:list-item>
              <text:p text:style-name="P2">Configuring Plugins</text:p>
            </text:list-item>
            <text:list-item>
              <text:p text:style-name="P2">Important Plugins such as W3 Cache, SEO</text:p>
              <text:p text:style-name="P2"/>
            </text:list-item>
          </text:list>
        </text:list-item>
        <text:list-item>
          <text:p text:style-name="P2">Widget</text:p>
          <text:list>
            <text:list-item>
              <text:p text:style-name="P2">Uploading Widgets to WordPress</text:p>
            </text:list-item>
            <text:list-item>
              <text:p text:style-name="P2">Installing Widgets directly from WordPress</text:p>
            </text:list-item>
            <text:list-item>
              <text:p text:style-name="P2">Configuring Plugin</text:p>
            </text:list-item>
            <text:list-item>
              <text:p text:style-name="P2">Important Widgets such as Media Gallery, Subscribe, RSS</text:p>
            </text:list-item>
          </text:list>
        </text:list-item>
      </text:list>
      <text:p text:style-name="Standard"/>
      <text:list xml:id="list949907527" text:continue-numbering="true" text:style-name="L2">
        <text:list-item>
          <text:p text:style-name="P2">User Management</text:p>
          <text:list>
            <text:list-item>
              <text:p text:style-name="P2">The need for User Management</text:p>
            </text:list-item>
            <text:list-item>
              <text:p text:style-name="P2">Levels of Users &amp; Access Rights</text:p>
            </text:list-item>
            <text:list-item>
              <text:p text:style-name="P2">Creating User and Role Assignment</text:p>
            </text:list-item>
          </text:list>
        </text:list-item>
      </text:list>
      <text:p text:style-name="Standard"/>
      <text:p text:style-name="Standard"/>
      <text:p text:style-name="Standard"/>
      <text:list xml:id="list1015909410" text:continue-numbering="true" text:style-name="L2">
        <text:list-item>
          <text:p text:style-name="P2"><text:soft-page-break/>WordPress Maitenance, Security</text:p>
          <text:list>
            <text:list-item>
              <text:p text:style-name="P2">Permalinks</text:p>
            </text:list-item>
            <text:list-item>
              <text:p text:style-name="P2">Back Up</text:p>
            </text:list-item>
            <text:list-item>
              <text:p text:style-name="P2">Upgrades</text:p>
            </text:list-item>
            <text:list-item>
              <text:p text:style-name="P2">Comments &amp; Spams : Akismet</text:p>
            </text:list-item>
            <text:list-item>
              <text:p text:style-name="P2">Performance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KEEEQO+Arial-BoldMT" svg:font-family="KEEEQO+Arial-Bold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r </meta:initial-creator>
    <meta:creation-date>2012-04-18T13:07:22</meta:creation-date>
    <meta:document-statistic meta:table-count="0" meta:image-count="0" meta:object-count="0" meta:page-count="2" meta:paragraph-count="45" meta:word-count="194" meta:character-count="1127" meta:non-whitespace-character-count="1021"/>
    <dc:date>2012-04-18T16:00:36</dc:date>
    <dc:creator>noor </dc:creator>
    <meta:editing-duration>PT2M52S</meta:editing-duration>
    <meta:editing-cycles>1</meta:editing-cycles>
    <meta:generator>LibreOffice/3.4$Unix LibreOffice_project/340m1$Build-502</meta:generator>
  </office:meta>
</office:document-meta>
</file>